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7d.googlevideo.com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ek.googlevideo.com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6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l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q4f7sn7z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z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k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5hne6n7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6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7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dnl7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ez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l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7---sn-4g57knz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zr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4g57knl7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h0j7s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 office:value-type="string">
            <text:p>r10---sn-4g57knk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1---sn-5hne6ne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4---sn-4g57knks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6---sn-4g57kn7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e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8---sn-5hnedn7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n4v7kne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5hne6n7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2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912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912"/>
        <table:database-range table:target-range-address="Tabelle1.B65:Tabelle1.B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.04.2017</text:date>, <text:time>16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6:05:35.23</dc:date>
    <meta:generator>OpenOffice/4.1.3$Win32 OpenOffice.org_project/413m1$Build-9783</meta:generator>
    <meta:editing-duration>P11DT6H29M49S</meta:editing-duration>
    <meta:editing-cycles>102</meta:editing-cycles>
    <meta:document-statistic meta:table-count="1" meta:cell-count="232" meta:object-count="0"/>
  </office:meta>
</office:document-meta>
</file>